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4.24cm"/>
    </style:style>
    <style:style style:name="Table1.B" style:family="table-column">
      <style:table-column-properties style:column-width="2.348cm"/>
    </style:style>
    <style:style style:name="Table1.C" style:family="table-column">
      <style:table-column-properties style:column-width="9.31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-left="0.5pt solid #b4c6e7" fo:border-right="0.5pt solid #b4c6e7" fo:border-top="0.5pt solid #b4c6e7" fo:border-bottom="1.5pt solid #8eaadb"/>
    </style:style>
    <style:style style:name="Table1.A2" style:family="table-cell">
      <style:table-cell-properties style:vertical-align="middle" fo:padding-left="0.199cm" fo:padding-right="0.191cm" fo:padding-top="0cm" fo:padding-bottom="0cm" fo:border="0.5pt solid #b4c6e7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4.24cm"/>
    </style:style>
    <style:style style:name="Table2.B" style:family="table-column">
      <style:table-column-properties style:column-width="11.66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b4c6e7" fo:border-right="0.5pt solid #b4c6e7" fo:border-top="0.5pt solid #b4c6e7" fo:border-bottom="1.5pt solid #8eaadb"/>
    </style:style>
    <style:style style:name="Table2.B1" style:family="table-cell">
      <style:table-cell-properties fo:padding-left="0.199cm" fo:padding-right="0.191cm" fo:padding-top="0cm" fo:padding-bottom="0cm" fo:border-left="0.5pt solid #b4c6e7" fo:border-right="0.5pt solid #b4c6e7" fo:border-top="0.5pt solid #b4c6e7" fo:border-bottom="1.5pt solid #8eaadb"/>
    </style:style>
    <style:style style:name="Table2.A2" style:family="table-cell">
      <style:table-cell-properties style:vertical-align="middle" fo:padding-left="0.199cm" fo:padding-right="0.191cm" fo:padding-top="0cm" fo:padding-bottom="0cm" fo:border="0.5pt solid #b4c6e7"/>
    </style:style>
    <style:style style:name="Table2.B2" style:family="table-cell">
      <style:table-cell-properties fo:padding-left="0.199cm" fo:padding-right="0.191cm" fo:padding-top="0cm" fo:padding-bottom="0cm" fo:border="0.5pt solid #b4c6e7"/>
    </style:style>
    <style:style style:name="Table2.B3" style:family="table-cell">
      <style:table-cell-properties fo:padding-left="0.199cm" fo:padding-right="0.191cm" fo:padding-top="0cm" fo:padding-bottom="0cm" fo:border="0.5pt solid #b4c6e7"/>
    </style:style>
    <style:style style:name="Table2.B4" style:family="table-cell">
      <style:table-cell-properties fo:padding-left="0.199cm" fo:padding-right="0.191cm" fo:padding-top="0cm" fo:padding-bottom="0cm" fo:border="0.5pt solid #b4c6e7"/>
    </style:style>
    <style:style style:name="Table2.B5" style:family="table-cell">
      <style:table-cell-properties fo:padding-left="0.199cm" fo:padding-right="0.191cm" fo:padding-top="0cm" fo:padding-bottom="0cm" fo:border="0.5pt solid #b4c6e7"/>
    </style:style>
    <style:style style:name="Table2.B6" style:family="table-cell">
      <style:table-cell-properties fo:padding-left="0.199cm" fo:padding-right="0.191cm" fo:padding-top="0cm" fo:padding-bottom="0cm" fo:border="0.5pt solid #b4c6e7"/>
    </style:style>
    <style:style style:name="Table2.B7" style:family="table-cell">
      <style:table-cell-properties fo:padding-left="0.199cm" fo:padding-right="0.191cm" fo:padding-top="0cm" fo:padding-bottom="0cm" fo:border="0.5pt solid #b4c6e7"/>
    </style:style>
    <style:style style:name="Table2.B8" style:family="table-cell">
      <style:table-cell-properties fo:padding-left="0.199cm" fo:padding-right="0.191cm" fo:padding-top="0cm" fo:padding-bottom="0cm" fo:border="0.5pt solid #b4c6e7"/>
    </style:style>
    <style:style style:name="Table2.B9" style:family="table-cell">
      <style:table-cell-properties fo:padding-left="0.199cm" fo:padding-right="0.191cm" fo:padding-top="0cm" fo:padding-bottom="0cm" fo:border="0.5pt solid #b4c6e7"/>
    </style:style>
    <style:style style:name="Table2.B10" style:family="table-cell">
      <style:table-cell-properties fo:padding-left="0.199cm" fo:padding-right="0.191cm" fo:padding-top="0cm" fo:padding-bottom="0cm" fo:border="0.5pt solid #b4c6e7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4.493cm"/>
    </style:style>
    <style:style style:name="Table3.B" style:family="table-column">
      <style:table-column-properties style:column-width="11.41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b4c6e7" fo:border-right="0.5pt solid #b4c6e7" fo:border-top="0.5pt solid #b4c6e7" fo:border-bottom="1.5pt solid #8eaadb"/>
    </style:style>
    <style:style style:name="Table3.A2" style:family="table-cell">
      <style:table-cell-properties fo:padding-left="0.199cm" fo:padding-right="0.191cm" fo:padding-top="0cm" fo:padding-bottom="0cm" fo:border="0.5pt solid #b4c6e7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left="0cm" fo:margin-right="0cm" fo:text-indent="1.27cm" style:auto-text-indent="false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officeooo:rsid="000ca07b" officeooo:paragraph-rsid="000ca07b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text-properties officeooo:paragraph-rsid="000e97cd"/>
    </style:style>
    <style:style style:name="P12" style:family="paragraph" style:parent-style-name="Standard">
      <style:text-properties style:text-underline-style="none" officeooo:rsid="001258cd" officeooo:paragraph-rsid="001258cd"/>
    </style:style>
    <style:style style:name="P13" style:family="paragraph" style:parent-style-name="Standard">
      <style:text-properties style:text-underline-style="none" officeooo:rsid="001258cd" officeooo:paragraph-rsid="00183681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08a1bd"/>
    </style:style>
    <style:style style:name="T3" style:family="text">
      <style:text-properties officeooo:rsid="0008c10f"/>
    </style:style>
    <style:style style:name="T4" style:family="text">
      <style:text-properties officeooo:rsid="000b1a5c"/>
    </style:style>
    <style:style style:name="T5" style:family="text">
      <style:text-properties officeooo:rsid="0013a22d"/>
    </style:style>
    <style:style style:name="T6" style:family="text">
      <style:text-properties officeooo:rsid="00158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_GoBack"/>Language Specification</text:p>
      <text:p text:style-name="Standard">This document specifies the 16 bit programming language SCPL. Design is with the Z80 in mind, but it is not limited to that processor.</text:p>
      <text:p text:style-name="Standard">The documentation is inside-out in design, starting with the simplest element and working out.</text:p>
      <text:p text:style-name="P7">Terms</text:p>
      <text:p text:style-name="Standard">Terms can be one of two things , a constant value or a variable address. The following terms are allowed 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Example</text:p>
          </table:table-cell>
          <table:table-cell table:style-name="Table1.A1" office:value-type="string">
            <text:p text:style-name="P2">Notes</text:p>
          </table:table-cell>
        </table:table-row>
        <table:table-row table:style-name="Table1.1">
          <table:table-cell table:style-name="Table1.A2" office:value-type="string">
            <text:p text:style-name="P3">Integer constant</text:p>
          </table:table-cell>
          <table:table-cell table:style-name="Table1.A2" office:value-type="string">
            <text:p text:style-name="P5">-104, 104</text:p>
          </table:table-cell>
          <table:table-cell table:style-name="Table1.A2" office:value-type="string">
            <text:p text:style-name="P4">Standard integer constant. Which can be prefixed by a minus sign.</text:p>
          </table:table-cell>
        </table:table-row>
        <table:table-row table:style-name="Table1.1">
          <table:table-cell table:style-name="Table1.A2" office:value-type="string">
            <text:p text:style-name="P3">Hexadecimal constant</text:p>
          </table:table-cell>
          <table:table-cell table:style-name="Table1.A2" office:value-type="string">
            <text:p text:style-name="P5">‘C’</text:p>
          </table:table-cell>
          <table:table-cell table:style-name="Table1.A2" office:value-type="string">
            <text:p text:style-name="P4">A 7 bit ASCII value from 32-127. Control characters (e.g. \n \t) are not currently supported.</text:p>
          </table:table-cell>
        </table:table-row>
        <table:table-row table:style-name="Table1.1">
          <table:table-cell table:style-name="Table1.A2" office:value-type="string">
            <text:p text:style-name="P3">String Constant</text:p>
          </table:table-cell>
          <table:table-cell table:style-name="Table1.A2" office:value-type="string">
            <text:p text:style-name="P5">“hello !”</text:p>
          </table:table-cell>
          <table:table-cell table:style-name="Table1.A2" office:value-type="string">
            <text:p text:style-name="P4">A string constant returns the address of an ASCIIZ representation of that string. It is not necessarily unique (e.g. two strings with the same text could use the same address … or not) but should be treated as invariable normally.</text:p>
          </table:table-cell>
        </table:table-row>
        <table:table-row table:style-name="Table1.1">
          <table:table-cell table:style-name="Table1.A2" office:value-type="string">
            <text:p text:style-name="P3">Identifier</text:p>
          </table:table-cell>
          <table:table-cell table:style-name="Table1.A2" office:value-type="string">
            <text:p text:style-name="P5">Count.x</text:p>
          </table:table-cell>
          <table:table-cell table:style-name="Table1.A2" office:value-type="string">
            <text:p text:style-name="P4">Any legal identifier, e.g. one containing the characters a-z, 0-9 <text:s/>_and . , but must begin with the letters _ a-z. Case is irrelevant.</text:p>
          </table:table-cell>
        </table:table-row>
        <table:table-row table:style-name="Table1.1">
          <table:table-cell table:style-name="Table1.A2" office:value-type="string">
            <text:p text:style-name="P3">Identifier Address</text:p>
          </table:table-cell>
          <table:table-cell table:style-name="Table1.A2" office:value-type="string">
            <text:p text:style-name="P5"><text:span text:style-name="T2">@</text:span>Count.x</text:p>
          </table:table-cell>
          <table:table-cell table:style-name="Table1.A2" office:value-type="string">
            <text:p text:style-name="P4">The address of the identifier count.x ; this could be a variable or procedure address.</text:p>
          </table:table-cell>
        </table:table-row>
      </table:table>
      <text:p text:style-name="Standard"/>
      <text:p text:style-name="P7">Identifier Scope</text:p>
      <text:p text:style-name="Standard">The identifier scope is very lazy. Any variable defined in a procedure is local to that procedure <text:span text:style-name="T1">but</text:span> there is only one set of variables for each procedure instance. If you want to use recursion variables will have to be placed on a stack. The reason for this is it means that variables can be loaded and saved using single instructions, not (say) relying on slow loading from IX and IY.</text:p>
      <text:p text:style-name="P7"/>
      <text:p text:style-name="P9">Expressions</text:p>
      <text:p text:style-name="Standard">Expressions are built up from alternate terms and operators. Note that there is no order of precedence and no parentheses ; evaluation is strictly left to right. All operators are binary.</text:p>
      <text:p text:style-name="Standard">Operators are, at present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Operator</text:p>
          </table:table-cell>
          <table:table-cell table:style-name="Table2.B1" office:value-type="string">
            <text:p text:style-name="P2">Notes</text:p>
          </table:table-cell>
        </table:table-row>
        <table:table-row table:style-name="Table2.1">
          <table:table-cell table:style-name="Table2.A2" office:value-type="string">
            <text:p text:style-name="P3">+</text:p>
          </table:table-cell>
          <table:table-cell table:style-name="Table2.B2" office:value-type="string">
            <text:p text:style-name="P4">Addition</text:p>
          </table:table-cell>
        </table:table-row>
        <table:table-row table:style-name="Table2.1">
          <table:table-cell table:style-name="Table2.A2" office:value-type="string">
            <text:p text:style-name="P3">-</text:p>
          </table:table-cell>
          <table:table-cell table:style-name="Table2.B3" office:value-type="string">
            <text:p text:style-name="P4">Subtraction</text:p>
          </table:table-cell>
        </table:table-row>
        <table:table-row table:style-name="Table2.1">
          <table:table-cell table:style-name="Table2.A2" office:value-type="string">
            <text:p text:style-name="P3">*</text:p>
          </table:table-cell>
          <table:table-cell table:style-name="Table2.B4" office:value-type="string">
            <text:p text:style-name="P4">Multiplication (all 16 bit values, overflow lost)</text:p>
          </table:table-cell>
        </table:table-row>
        <table:table-row table:style-name="Table2.1">
          <table:table-cell table:style-name="Table2.A2" office:value-type="string">
            <text:p text:style-name="P3">/</text:p>
          </table:table-cell>
          <table:table-cell table:style-name="Table2.B5" office:value-type="string">
            <text:p text:style-name="P4">Division (no error if zero)</text:p>
          </table:table-cell>
        </table:table-row>
        <table:table-row table:style-name="Table2.1">
          <table:table-cell table:style-name="Table2.A2" office:value-type="string">
            <text:p text:style-name="P3">%</text:p>
          </table:table-cell>
          <table:table-cell table:style-name="Table2.B6" office:value-type="string">
            <text:p text:style-name="P4">Modules (no error if zero)</text:p>
          </table:table-cell>
        </table:table-row>
        <table:table-row table:style-name="Table2.1">
          <table:table-cell table:style-name="Table2.A2" office:value-type="string">
            <text:p text:style-name="P3">?</text:p>
          </table:table-cell>
          <table:table-cell table:style-name="Table2.B7" office:value-type="string">
            <text:p text:style-name="P4">Byte indirect (e.g. a?b reads byte at (a+b)</text:p>
          </table:table-cell>
        </table:table-row>
        <table:table-row table:style-name="Table2.1">
          <table:table-cell table:style-name="Table2.A2" office:value-type="string">
            <text:p text:style-name="P3">!</text:p>
          </table:table-cell>
          <table:table-cell table:style-name="Table2.B8" office:value-type="string">
            <text:p text:style-name="P4">Word indirect (e.g. a!b reads word at (a+b)</text:p>
          </table:table-cell>
        </table:table-row>
        <table:table-row table:style-name="Table2.1">
          <table:table-cell table:style-name="Table2.A2" office:value-type="string">
            <text:p text:style-name="P3">&gt; &lt; == != &gt;= &lt;=</text:p>
          </table:table-cell>
          <table:table-cell table:style-name="Table2.B9" office:value-type="string">
            <text:p text:style-name="P4">Tests ; return -1 if the test is true and 0 if it is false.</text:p>
          </table:table-cell>
        </table:table-row>
        <table:table-row table:style-name="Table2.1">
          <table:table-cell table:style-name="Table2.A2" office:value-type="string">
            <text:p text:style-name="P3">&amp; | ^</text:p>
          </table:table-cell>
          <table:table-cell table:style-name="Table2.B10" office:value-type="string">
            <text:p text:style-name="P4">Bitwise operations (and, or, xor)</text:p>
          </table:table-cell>
        </table:table-row>
      </table:table>
      <text:p text:style-name="P7"/>
      <text:p text:style-name="P7">Assignments</text:p>
      <text:p text:style-name="Standard">Assignments are built up of l-expressions and expressions. L-expressions can be any of the following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Example</text:p>
          </table:table-cell>
          <table:table-cell table:style-name="Table3.A1" office:value-type="string">
            <text:p text:style-name="P2">Notes</text:p>
          </table:table-cell>
        </table:table-row>
        <table:table-row table:style-name="Table3.1">
          <table:table-cell table:style-name="Table3.A2" office:value-type="string">
            <text:p text:style-name="P2">count.y</text:p>
          </table:table-cell>
          <table:table-cell table:style-name="Table3.A2" office:value-type="string">
            <text:p text:style-name="P4">A variable</text:p>
          </table:table-cell>
        </table:table-row>
        <table:table-row table:style-name="Table3.1">
          <table:table-cell table:style-name="Table3.A2" office:value-type="string">
            <text:p text:style-name="P2">a?2</text:p>
          </table:table-cell>
          <table:table-cell table:style-name="Table3.A2" office:value-type="string">
            <text:p text:style-name="P4">Store the result in the byte at A+2</text:p>
          </table:table-cell>
        </table:table-row>
        <table:table-row table:style-name="Table3.1">
          <table:table-cell table:style-name="Table3.A2" office:value-type="string">
            <text:p text:style-name="P2">b!c</text:p>
          </table:table-cell>
          <table:table-cell table:style-name="Table3.A2" office:value-type="string">
            <text:p text:style-name="P4">Store the result in the word at B+C</text:p>
          </table:table-cell>
        </table:table-row>
      </table:table>
      <text:p text:style-name="Standard"/>
      <text:p text:style-name="P7"/>
      <text:p text:style-name="P9">Code Blocks</text:p>
      <text:p text:style-name="Standard">Code blocks are defined as either (i) a single instruction ending with a semicolon or (ii) a group of instructions surrounded by curly brackets (like in ‘C’).</text:p>
      <text:p text:style-name="Standard">Instructions are:</text:p>
      <text:p text:style-name="Standard">&lt;l-expr&gt; = &lt;expression&gt;;</text:p>
      <text:p text:style-name="Standard"><text:tab/>Byte or word Expression</text:p>
      <text:p text:style-name="Standard">while (&lt;expression&gt;) &lt;code block&gt;</text:p>
      <text:p text:style-name="Standard"><text:tab/>Conditional loop</text:p>
      <text:p text:style-name="Standard">if (&lt;expression&gt;) &lt;code block&gt;</text:p>
      <text:p text:style-name="Standard"><text:tab/>Conditional test</text:p>
      <text:p text:style-name="Standard"><text:span text:style-name="T3">repeat</text:span> (&lt;expr&gt;) &lt;code block&gt;</text:p>
      <text:p text:style-name="Standard"><text:tab/>Repeat &lt;expr&gt; times with an index counting from &lt;expr-1&gt; down to zero.</text:p>
      <text:p text:style-name="Standard">&lt;procedure name&gt;(p1,p2,p3) &lt;code block&gt;</text:p>
      <text:p text:style-name="Standard"><text:tab/>Call a procedure. Parameters are stored in HL, DE and BC respectively, to a maximum of 3. </text:p>
      <text:p text:style-name="P6">Parameters are all terms.</text:p>
      <text:p text:style-name="Standard">var &lt;name&gt;&lt;[size]&gt;;</text:p>
      <text:p text:style-name="Standard"><text:tab/>Define a variable or block of memory <text:span text:style-name="T4">of a given size. </text:span></text:p>
      <text:p text:style-name="P8">global &lt;name&gt; &lt;[size]&gt;;</text:p>
      <text:p text:style-name="P8"><text:tab/>As var but declares a global.<text:tab/></text:p>
      <text:p text:style-name="P7">Program Blocks</text:p>
      <text:p text:style-name="P11">Code blocks are collections of procedures and global variable definitions. </text:p>
      <text:p text:style-name="P11">Variables are always local to the module they are compiled in, even the global ones. <text:span text:style-name="T6">Procedures can be defined as such.</text:span></text:p>
      <text:p text:style-name="P12">Syntax is</text:p>
      <text:p text:style-name="P13">procedure <text:span text:style-name="T5">[&lt;local&gt;] </text:span>&lt;name&gt;(param1,param2,param3)</text:p>
      <text:p text:style-name="P12"/>
      <text:p text:style-name="P12">global &lt;name&gt;&lt;[&lt;size&gt;]</text:p>
      <text:p text:style-name="P9">Code Generation</text:p>
      <text:p text:style-name="Standard">Code generation is based around three registers, the A and B registers – the first term is loaded into A, subsequent into B and binary operations are all A &lt;op&gt; B and an index register which holds the target address for a?4 and b!2 left-expressions. </text:p>
      <text:p text:style-name="P7">General</text:p>
      <text:p text:style-name="Standard">Comments are done using double slashes only. Anything on the line after // is ignored.</text:p>
      <text:p text:style-name="Standard">Case is ignored <text:span text:style-name="T1">except</text:span> in string constan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| 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4</meta:editing-cycles>
    <meta:creation-date>2018-08-29T10:03:00</meta:creation-date>
    <dc:date>2018-08-31T06:20:54.693816443</dc:date>
    <meta:editing-duration>PT12M22S</meta:editing-duration>
    <meta:generator>LibreOffice/6.1.0.3$Linux_X86_64 LibreOffice_project/10$Build-3</meta:generator>
    <meta:document-statistic meta:table-count="3" meta:image-count="0" meta:object-count="0" meta:page-count="4" meta:paragraph-count="88" meta:word-count="633" meta:character-count="3691" meta:non-whitespace-character-count="31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